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4pt" fo:letter-spacing="normal" fo:font-style="normal" fo:font-weight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gina 27 pdf</text:p>
      <text:p text:style-name="P2"/>
      <text:p text:style-name="P1">1 – Ultimo capoverso del T1; Tutto il brano T3; seconda colonna del T4; tutto il T5</text:p>
      <text:p text:style-name="P1"/>
      <text:p text:style-name="P1">3 – Dalle testimonianze si può vedere una dimensione spaziale orientata verso il basso specialmente quando si parla di cio che rappresentano le trincee per i soldati: sono il posto in cui si "riposano", le loro unica possibilità di sopravvivenza e il fatto stesso di vivere a contatto con la terra è una sorta di paragone alla vita di un animale, come per evidenziare il fatto che vivevano come bestie.</text:p>
      <text:p text:style-name="P1"/>
      <text:p text:style-name="P1">5- L'autore del brano t5 è probabilmente uno dei tantissimi soldati che ha al massimo una semplice istruzione elementare. Colui che scrive sembra volere informare qualcuno della situazione, come i parenti.</text:p>
      <text:p text:style-name="P2"/>
      <text:p text:style-name="P1">7- Il termina guerra di posizione indica uno scontro dominato dal logoramento, sia fisico che mentale, che avviene in un'area molto limitata e che molto raramente vede un avanzamento dei fronti. La caratteristica principale di questa guerra sono le trincee, scavate e rinforzate nella terra, che diventano la casa e l'unico riparo dei soldati impegnati nei combattimenti e nell'attesa del conflitto.</text:p>
      <text:p text:style-name="P2"/>
      <text:p text:style-name="P2"/>
      <text:p text:style-name="P1">Pagina 29 pdf.</text:p>
      <text:p text:style-name="P1">1 – L'evento narrato della poesia tratta di un soldato, rimasto mutilato, che si trova dolorante e sofferente nella terra di nessuno e chiede inutilmente l'aiuto di alcuni commilitoni che tuttavia sono impossibilitati a uscire dalla relativa sicurezza delle loro trincee. L'autore spera in una morte rapida per il ferito, così che almeno possa smettere di soffrire.</text:p>
      <text:p text:style-name="P2"/>
      <text:p text:style-name="P1">4- Quando si parla della morte di massa in un assalto, <text:s/>di solito si la capacità distruttiva della mitragliatrice, che miete vittime sparando una miriade di colpi di fronte a se. Nel brano tratto da 'Niente di nuovo sul fronte occidentale' si fa invece riferimento alle esplosioni dei proiettili d'artiglieria che costringono il soldato a gettarsi a terra non appena sente il fischio del proiettile sibilare nell'aria.</text:p>
      <text:p text:style-name="P2"/>
      <text:p text:style-name="P1">6 – Con ' morte di massa' si intende il continuo susseguirsi degli assalti da trincea a trincea di interi battaglioni, che finivano decimati dal fuoco nemico <text:soft-page-break/>spesso prima di riuscire ad attraversare la terra di nessuno, facendo crescere in maniera esponenziale il numero delle perdite. Tale concetto è riassunto nel brano di Ernst Junger e in particolare nell'ultima frase: "La battaglia era un brutale scontro di masse"</text:p>
      <text:p text:style-name="P2"/>
      <text:p text:style-name="P2"/>
      <text:p text:style-name="P2"/>
      <text:p text:style-name="P1">Pag 31 pdf</text:p>
      <text:p text:style-name="P2"/>
      <text:p text:style-name="P1">1 - Le manifestazioni più frequenti della nevrosi di guerra sono: tremiti, sonno disturbato e interrotto da incubi di carattere bellico, reazioni esagerate all'accenno del minimo pericolo.</text:p>
      <text:p text:style-name="P2"/>
      <text:p text:style-name="P1">3 – Per coloro ai quali era effetivamente diagnosticato il disturbo, venivano solitamente prima ricoverati in un ospedale e nei casi più gravi spediti al manicomio.</text:p>
      <text:p text:style-name="P2"/>
      <text:p text:style-name="P1">4 – Il dubbio nasce dalla reazione dei pazienti alle richieste dei dottori. Coloro che si rivelavano ostili o mentalmente impossibilitati a sostenere le varie prove della visita erano sospettati di simulazione perchè il paziente vero era solitamente collaborativo con chi doveva visitarli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0S</meta:editing-duration>
    <meta:editing-cycles>6</meta:editing-cycles>
    <meta:generator>OpenOffice/4.1.3$Win32 OpenOffice.org_project/413m1$Build-9783</meta:generator>
    <dc:date>2017-10-24T17:57:00.93</dc:date>
    <meta:document-statistic meta:table-count="0" meta:image-count="0" meta:object-count="0" meta:page-count="2" meta:paragraph-count="13" meta:word-count="476" meta:character-count="2970"/>
    <dc:creator>Cristian Borelli</dc:creator>
    <meta:user-defined meta:name="Info 1"/>
    <meta:user-defined meta:name="Info 2"/>
    <meta:user-defined meta:name="Info 3"/>
    <meta:user-defined meta:name="Info 4"/>
  </office:meta>
</office:document-meta>
</file>